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fo:color="#0047ff" style:font-name="Cambria" fo:font-weight="bold" style:font-weight-asian="bold" style:font-weight-complex="bold"/>
    </style:style>
    <style:style style:name="P3" style:family="paragraph" style:parent-style-name="Text_20_body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Свойства воды и водяного пара</text:p>
          </table:table-cell>
        </table:table-row>
        <table:table-row table:style-name="Таблица1.2">
          <table:table-cell table:style-name="Таблица1.A2" office:value-type="string">
            <text:p text:style-name="P3">В интерпретатор математических функций и, соответственно, в блок «Язык программирования» настоящей версии ПК «МВТУ» включено 8 специальных функций, реализующих определение основных термодинамических свойств воды и водяного пара (известные таблицы Вуколовича в диапазоне: давления от 0.09 до 50 МПа и температуры от 10 до 800 °С).</text:p>
            <text:p text:style-name="P3">Запись этих функций имеет вид:</text:p>
            <text:p text:style-name="P3"><text:span text:style-name="T1">waterps</text:span>(P,flag); <text:s text:c="7"/>- вычисление свойств воды по давлению на линии насыщения;</text:p>
            <text:p text:style-name="P3"><text:span text:style-name="T1">waterts</text:span>(T,flag); <text:s text:c="7"/>- вычисление свойств воды по температуре на линии насыщения;</text:p>
            <text:p text:style-name="P3"><text:span text:style-name="T1">steamps</text:span>(P,flag); <text:s text:c="6"/>- вычисление свойств пара по давлению на линии насыщения;</text:p>
            <text:p text:style-name="P3"><text:span text:style-name="T1">steamts</text:span>(Т,flag); <text:s text:c="7"/>- вычисление свойств пара по температуре на линии насыщения;</text:p>
            <text:p text:style-name="P3"><text:span text:style-name="T1">waterpt</text:span>(P,T,flag); <text:s text:c="3"/>- вычисление свойств воды по давлению и температуре;</text:p>
            <text:p text:style-name="P3"><text:span text:style-name="T1">waterph</text:span>(Р,H,flag); <text:s text:c="2"/>- вычисление свойств воды по давлению и энтальпии;</text:p>
            <text:p text:style-name="P3"><text:span text:style-name="T1">steampt</text:span>(P,T,flag); <text:s text:c="3"/>- вычисление свойств пара по давлению и температуре;</text:p>
            <text:p text:style-name="P3"><text:span text:style-name="T1">steamph</text:span>(P,H,flag); <text:s text:c="2"/>- вычисление свойств пара по давлению и энтальпии. </text:p>
            <text:p text:style-name="P3">Например, запись</text:p>
            <text:p text:style-name="P3"><text:span text:style-name="T1">v_уд</text:span> = <text:span text:style-name="T1">waterps</text:span>(1е6,4);</text:p>
            <text:p text:style-name="P3">соответствует вычислению удельного объема воды <text:span text:style-name="T1">v_уд</text:span> (<text:span text:style-name="T1">flag</text:span> равен 4) на линии насыщения при давлении 1•10<text:span text:style-name="T2">6</text:span> <text:s/>Па (1 МПа).</text:p>
            <text:p text:style-name="P3">Значения параметра <text:span text:style-name="T1">flag</text:span> могут изменяться от 1 до 12 и соответствовать вычислению следующих термодинамических характеристик воды или водяного пара:</text:p>
            <text:p text:style-name="P3"><text:span text:style-name="T1">1</text:span> – давление;</text:p>
            <text:p text:style-name="P3"><text:span text:style-name="T1">2</text:span> – температура;</text:p>
            <text:p text:style-name="P3"><text:span text:style-name="T1">3</text:span> – энтальпия;</text:p>
            <text:p text:style-name="P3"><text:span text:style-name="T1">4</text:span> – удельный объем;</text:p>
            <text:p text:style-name="P3"><text:span text:style-name="T1">5</text:span> – число Прандтля;</text:p>
            <text:p text:style-name="P3"><text:span text:style-name="T1">6</text:span> – динамическая вязкость;</text:p>
            <text:p text:style-name="P3"><text:span text:style-name="T1">7</text:span> – коэффициент теплопроводности;</text:p>
            <text:p text:style-name="P3"><text:span text:style-name="T1">8</text:span> – энтропия;</text:p>
            <text:p text:style-name="P3"><text:span text:style-name="T1">9</text:span> – удельная теплоёмкость Cp;</text:p>
            <text:p text:style-name="P3"><text:span text:style-name="T1">10</text:span> – удельная теплоёмкость Cv;</text:p>
            <text:p text:style-name="P3"><text:span text:style-name="T1">11</text:span> – производная плотности по энтальпии при постоянном давлении (∂ρ/∂i)<text:span text:style-name="T3">P</text:span>;</text:p>
            <text:p text:style-name="P3"><text:span text:style-name="T1">12</text:span> – производная плотности по давлению при постоянном объёме (∂ρ/∂p)<text:span text:style-name="T3">V</text:span>;</text:p>
            <text:p text:style-name="P3">Входные параметры и возвращаемые значения термодинамических параметров <text:soft-page-break/>воды или водяного пара представляются в системе СИ (за исключением температуры, которая измеряется в °С)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войства воды и водяного пара</dc:title>
    <dc:date>2015-07-27T16:58:59.11</dc:date>
    <meta:generator>OpenOffice/4.1.1$Win32 OpenOffice.org_project/411m6$Build-9775</meta:generator>
    <meta:editing-duration>PT2H52M7S</meta:editing-duration>
    <meta:editing-cycles>67</meta:editing-cycles>
    <meta:document-statistic meta:table-count="1" meta:image-count="0" meta:object-count="0" meta:page-count="2" meta:paragraph-count="28" meta:word-count="253" meta:character-count="1840"/>
    <dc:creator>Долгов Андрей</dc:creator>
  </office:meta>
</office:document-meta>
</file>